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 목록을 위한 것이기 때문에 나중에 스팀에 돌아오면 그 때 다시 추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, 횡스크롤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00:27:24.1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6T00:42:15.682000000</dc:date>
    <meta:editing-duration>PT7H12M49S</meta:editing-duration>
    <meta:editing-cycles>132</meta:editing-cycles>
    <meta:document-statistic meta:table-count="1" meta:cell-count="40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